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0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62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Default" style:data-style-name="N15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6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 style:data-style-name="N16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Default" style:data-style-name="N15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17"/>
        <table:table-column table:style-name="co2" table:number-columns-repeated="244" table:default-cell-style-name="ce2"/>
        <table:table-column table:style-name="co5" table:number-columns-repeated="768" table:default-cell-style-name="ce18"/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9" office:value-type="string" calcext:value-type="string">
            <text:p>Libraries</text:p>
          </table:table-cell>
          <table:table-cell table:style-name="ce9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10" office:value-type="string" calcext:value-type="string">
            <text:p>Load libraries from</text:p>
          </table:table-cell>
          <table:table-cell table:style-name="ce10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4" office:value-type="string" calcext:value-type="string">
            <text:p>lib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style-name="ce1"/>
          <table:table-cell/>
          <table:table-cell table:style-name="ce11" office:value-type="string" calcext:value-type="string">
            <text:p>Result:</text:p>
          </table:table-cell>
          <table:table-cell table:style-name="ce11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Monte Carlo Black Scholes Model Delta Hedge Portfolio/lib" calcext:value-type="string">
            <text:p>/Users/fries/git/finmath-spreadsheets/spreadsheets/Monte Carlo Black Scholes Model Delta Hedge Portfolio/lib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9" office:value-type="string" calcext:value-type="string">
            <text:p>Additional Class Folder (leave empty if not needed)</text:p>
          </table:table-cell>
          <table:table-cell table:style-name="ce9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10" office:value-type="string" calcext:value-type="string">
            <text:p>Load classes from</text:p>
          </table:table-cell>
          <table:table-cell table:style-name="ce10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4.2.2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4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Build:</text:p>
          </table:table-cell>
          <table:table-cell table:style-name="ce1" table:formula="of:=INFO.OBBA.OBBA.OBGETPROPERTY(&quot;build&quot;)" office:value-type="string" office:string-value="40201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6" table:formula="of:=1" office:value-type="boolean" office:boolean-value="true" calcext:value-type="boolean">
            <text:p>TRUE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table:style-name="ce10" office:value-type="string" calcext:value-type="string">
            <text:p>Result:</text:p>
          </table:table-cell>
          <table:table-cell table:style-name="ce10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Monte Carlo Black Scholes Model Delta Hedge Portfolio" calcext:value-type="string">
            <text:p>/Users/fries/git/finmath-spreadsheets/spreadsheets/Monte Carlo Black Scholes Model Delta Hedge Portfolio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2.1.0" calcext:value-type="string">
            <text:p>2.1.0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table:style-name="ce9" office:value-type="string" calcext:value-type="string">
            <text:p>Reference cell below to ensure lib is loaded:</text:p>
          </table:table-cell>
          <table:table-cell table:style-name="ce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number-columns-repeated="3"/>
          <table:table-cell table:style-name="ce13" table:formula="of:=IF(OR(ISERROR([.F12]);ISERROR([.F21]));NA();&quot;&quot;)">
            <text:p/>
          </table:table-cell>
          <table:table-cell/>
          <table:table-cell table:style-name="ce1"/>
          <table:table-cell table:number-columns-repeated="1017"/>
        </table:table-row>
        <table:table-row table:style-name="ro1" table:number-rows-repeated="3">
          <table:table-cell table:style-name="ce1"/>
          <table:table-cell table:number-columns-repeated="5"/>
          <table:table-cell table:style-name="ce1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9"/>
        <table:table-column table:style-name="co7" table:number-columns-repeated="253" table:default-cell-style-name="ce19"/>
        <table:table-column table:style-name="co7" table:default-cell-style-name="ce39"/>
        <table:table-column table:style-name="co8" table:number-columns-repeated="769" table:default-cell-style-name="ce18"/>
        <table:table-row table:style-name="ro2">
          <table:table-cell table:number-columns-repeated="1024"/>
        </table:table-row>
        <table:table-row table:style-name="ro3">
          <table:table-cell table:style-name="ce20"/>
          <table:table-cell table:style-name="ce20" office:value-type="string" calcext:value-type="string">
            <text:p>Monte Carlo Black Scholes Model: Valuation of a Bermudan Option</text:p>
          </table:table-cell>
          <table:table-cell table:style-name="ce20" table:number-columns-repeated="1020"/>
          <table:table-cell table:number-columns-repeated="2"/>
        </table:table-row>
        <table:table-row table:style-name="ro2">
          <table:table-cell table:style-name="ce21"/>
          <table:table-cell table:style-name="ce22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21" table:number-columns-repeated="1020"/>
          <table:table-cell table:number-columns-repeated="2"/>
        </table:table-row>
        <table:table-row table:style-name="ro2">
          <table:table-cell table:style-name="ce21"/>
          <table:table-cell table:style-name="ce23"/>
          <table:table-cell table:style-name="ce21" table:number-columns-repeated="9"/>
          <table:table-cell table:style-name="ce35" office:value-type="string" calcext:value-type="string">
            <text:p>time: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1" table:number-columns-repeated="1007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Bermudan Option</text:p>
          </table:table-cell>
          <table:table-cell table:style-name="ce24" table:number-columns-repeated="4"/>
          <table:table-cell/>
          <table:table-cell table:style-name="ce37" table:formula="of:=INFO.OBBA.OBBA.OBCALL(&quot;underlyingValue &quot;&amp;[.M4];[.$B$52];&quot;getAssetValue&quot;;INFO.OBBA.OBBA.OBMAKE(&quot;&quot;;&quot;double&quot;;[.M4]);INFO.OBBA.OBBA.OBMAKE(&quot;&quot;;&quot;int&quot;;0))" office:value-type="string" office:string-value="" calcext:value-type="error">
            <text:p>Err:504</text:p>
          </table:table-cell>
          <table:table-cell table:style-name="ce37" table:formula="of:=INFO.OBBA.OBBA.OBCALL(&quot;option value  &quot;&amp;[.N4];INFO.OBBA.OBBA.OBCALL(&quot;&quot;;INFO.OBBA.OBBA.OBCALL(&quot;&quot;;INFO.OBBA.OBBA.OBCALL(&quot;&quot;;[.$B$52];&quot;getAssetValue&quot;;INFO.OBBA.OBBA.OBMAKE(&quot;&quot;;&quot;double&quot;;[.N4]);INFO.OBBA.OBBA.OBMAKE(&quot;&quot;;&quot;int&quot;;0));&quot;sub&quot;;INFO.OBBA.OBBA.OBMAKE(&quot;&quot;;&quot;double&quot;;[.J11]));&quot;floor&quot;;INFO.OBBA.OBBA.OBMAKE(&quot;&quot;;&quot;double&quot;;0));&quot;mult&quot;;INFO.OBBA.OBBA.OBMAKE(&quot;&quot;;&quot;double&quot;;[.J10]*EXP(-[.$E$20]*[.N4])))" office:value-type="string" office:string-value="" calcext:value-type="error">
            <text:p>Err:504</text:p>
          </table:table-cell>
          <table:table-cell table:style-name="ce37" table:formula="of:=INFO.OBBA.OBBA.OBCALL(&quot;option value  &quot;&amp;[.O4];INFO.OBBA.OBBA.OBCALL(&quot;&quot;;INFO.OBBA.OBBA.OBCALL(&quot;&quot;;INFO.OBBA.OBBA.OBCALL(&quot;&quot;;[.$B$52];&quot;getAssetValue&quot;;INFO.OBBA.OBBA.OBMAKE(&quot;&quot;;&quot;double&quot;;[.O4]);INFO.OBBA.OBBA.OBMAKE(&quot;&quot;;&quot;int&quot;;0));&quot;sub&quot;;INFO.OBBA.OBBA.OBMAKE(&quot;&quot;;&quot;double&quot;;[.K11]));&quot;floor&quot;;INFO.OBBA.OBBA.OBMAKE(&quot;&quot;;&quot;double&quot;;0));&quot;mult&quot;;INFO.OBBA.OBBA.OBMAKE(&quot;&quot;;&quot;double&quot;;[.K10]*EXP(-[.$E$20]*[.O4])))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number-columns-repeated="3"/>
          <table:table-cell office:value-type="string" calcext:value-type="string">
            <text:p>className</text:p>
          </table:table-cell>
          <table:table-cell table:formula="of:=obLibs&amp;&quot;net.finmath.montecarlo.assetderivativevaluation.products.BermudanOption&quot;" office:value-type="string" office:string-value="net.finmath.montecarlo.assetderivativevaluation.products.BermudanOption" calcext:value-type="string">
            <text:p>net.finmath.montecarlo.assetderivativevaluation.products.BermudanOption</text:p>
          </table:table-cell>
          <table:table-cell table:number-columns-repeated="1016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4"/>
          <table:table-cell/>
          <table:table-cell table:style-name="ce38" table:number-matrix-columns-spanned="1" table:number-matrix-rows-spanned="250" table:formula="of:=TRANSPOSE(INFO.OBBA.OBBA.OBGET(INFO.OBBA.OBBA.OBCALL(&quot;&quot;;[.M6];&quot;getRealizations&quot;)))" office:value-type="string" office:string-value="" calcext:value-type="error">
            <text:p>Err:504</text:p>
          </table:table-cell>
          <table:table-cell table:style-name="ce38" table:number-matrix-columns-spanned="1" table:number-matrix-rows-spanned="250" table:formula="of:=TRANSPOSE(INFO.OBBA.OBBA.OBGET(INFO.OBBA.OBBA.OBCALL(&quot;&quot;;[.N6];&quot;getRealizations&quot;)))" office:value-type="string" office:string-value="" calcext:value-type="error">
            <text:p>Err:504</text:p>
          </table:table-cell>
          <table:table-cell table:style-name="ce38" table:number-matrix-columns-spanned="1" table:number-matrix-rows-spanned="250" table:formula="of:=TRANSPOSE(INFO.OBBA.OBBA.OBGET(INFO.OBBA.OBBA.OBCALL(&quot;&quot;;[.O6];&quot;getRealizations&quot;)))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9];[.D9];[.E9])" office:value-type="string" office:string-value="td.start &#10;[1226]" calcext:value-type="string">
            <text:p>td.start </text:p>
            <text:p>[1226]</text:p>
          </table:table-cell>
          <table:table-cell table:style-name="ce26" office:value-type="string" calcext:value-type="string">
            <text:p>td.start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formula="of:=INFO.OBBA.OBBA.OBMAKE([.H9];[.I9];[.J9:.K9])" office:value-type="string" office:string-value="exerciseDates &#10;[1240]" calcext:value-type="string">
            <text:p>exerciseDates </text:p>
            <text:p>[1240]</text:p>
          </table:table-cell>
          <table:table-cell table:style-name="ce26" office:value-type="string" calcext:value-type="string">
            <text:p>exerciseDates</text:p>
          </table:table-cell>
          <table:table-cell table:style-name="ce26" office:value-type="string" calcext:value-type="string">
            <text:p>double[]</text:p>
          </table:table-cell>
          <table:table-cell table:style-name="ce33" office:value-type="float" office:value="1" calcext:value-type="float">
            <text:p>1.0</text:p>
          </table:table-cell>
          <table:table-cell table:style-name="ce33" office:value-type="float" office:value="2" calcext:value-type="float">
            <text:p>2.0</text:p>
          </table:table-cell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10];[.D10];[.E10])" office:value-type="string" office:string-value="td.num &#10;[1227]" calcext:value-type="string">
            <text:p>td.num </text:p>
            <text:p>[1227]</text:p>
          </table:table-cell>
          <table:table-cell table:style-name="ce26" office:value-type="string" calcext:value-type="string">
            <text:p>td.num</text:p>
          </table:table-cell>
          <table:table-cell table:style-name="ce26" office:value-type="string" calcext:value-type="string">
            <text:p>int</text:p>
          </table:table-cell>
          <table:table-cell table:style-name="ce28" office:value-type="float" office:value="50" calcext:value-type="float">
            <text:p>50</text:p>
          </table:table-cell>
          <table:table-cell/>
          <table:table-cell table:formula="of:=INFO.OBBA.OBBA.OBMAKE([.H10];[.I10];[.J10:.K10])" office:value-type="string" office:string-value="notionals &#10;[1241]" calcext:value-type="string">
            <text:p>notionals </text:p>
            <text:p>[1241]</text:p>
          </table:table-cell>
          <table:table-cell table:style-name="ce26" office:value-type="string" calcext:value-type="string">
            <text:p>notionals</text:p>
          </table:table-cell>
          <table:table-cell table:style-name="ce26" office:value-type="string" calcext:value-type="string">
            <text:p>double[]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1" calcext:value-type="float">
            <text:p>1.0</text:p>
          </table:table-cell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11];[.D11];[.E11])" office:value-type="string" office:string-value="td.step &#10;[1228]" calcext:value-type="string">
            <text:p>td.step </text:p>
            <text:p>[1228]</text:p>
          </table:table-cell>
          <table:table-cell table:style-name="ce26" office:value-type="string" calcext:value-type="string">
            <text:p>td.step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0.1" calcext:value-type="float">
            <text:p>0.1</text:p>
          </table:table-cell>
          <table:table-cell/>
          <table:table-cell table:formula="of:=INFO.OBBA.OBBA.OBMAKE([.H11];[.I11];[.J11:.K11])" office:value-type="string" office:string-value="strikes &#10;[1242]" calcext:value-type="string">
            <text:p>strikes </text:p>
            <text:p>[1242]</text:p>
          </table:table-cell>
          <table:table-cell table:style-name="ce26" office:value-type="string" calcext:value-type="string">
            <text:p>strikes</text:p>
          </table:table-cell>
          <table:table-cell table:style-name="ce26" office:value-type="string" calcext:value-type="string">
            <text:p>double[]</text:p>
          </table:table-cell>
          <table:table-cell table:number-columns-repeated="2" table:style-name="ce33" office:value-type="float" office:value="1" calcext:value-type="float">
            <text:p>1.0</text:p>
          </table:table-cell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18"/>
          <table:table-cell/>
          <table:table-cell table:style-name="ce26"/>
          <table:table-cell table:number-columns-repeated="8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4"/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6" table:formula="of:=INFO.OBBA.OBBA.OBMAKE([.C14];[.C7];[.B9:.B11])" office:value-type="string" office:string-value="" calcext:value-type="error">
            <text:p>#VALUE!</text:p>
          </table:table-cell>
          <table:table-cell table:style-name="ce27" office:value-type="string" calcext:value-type="string">
            <text:p>timeDiscretization</text:p>
          </table:table-cell>
          <table:table-cell table:number-columns-repeated="3"/>
          <table:table-cell table:style-name="ce26" table:formula="of:=INFO.OBBA.OBBA.OBMAKE(&quot;bermudanOption&quot;;[.H7];[.G9:.G11])" office:value-type="string" office:string-value="bermudanOption &#10;[1275]" calcext:value-type="string">
            <text:p>bermudanOption </text:p>
            <text:p>[1275]</text:p>
          </table:table-cell>
          <table:table-cell table:style-name="ce26" table:number-columns-repeated="2"/>
          <table:table-cell table:number-columns-repeated="3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Black Scholes 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European Option</text:p>
          </table:table-cell>
          <table:table-cell table:style-name="ce24" table:number-columns-repeated="3"/>
          <table:table-cell table:number-columns-repeated="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BlackScholesModel</text:p>
          </table:table-cell>
          <table:table-cell table:number-columns-repeated="3"/>
          <table:table-cell office:value-type="string" calcext:value-type="string">
            <text:p>className</text:p>
          </table:table-cell>
          <table:table-cell table:formula="of:=obLibs&amp;&quot;net.finmath.montecarlo.assetderivativevaluation.products.EuropeanOption&quot;" office:value-type="string" office:string-value="net.finmath.montecarlo.assetderivativevaluation.products.EuropeanOption" calcext:value-type="string">
            <text:p>net.finmath.montecarlo.assetderivativevaluation.products.EuropeanOption</text:p>
          </table:table-cell>
          <table:table-cell table:number-columns-repeated="4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4"/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19];[.D19];[.E19])" office:value-type="string" office:string-value="initialValue &#10;[1223]" calcext:value-type="string">
            <text:p>initialValue </text:p>
            <text:p>[1223]</text:p>
          </table:table-cell>
          <table:table-cell table:style-name="ce26" office:value-type="string" calcext:value-type="string">
            <text:p>initialValue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formula="of:=INFO.OBBA.OBBA.OBMAKE([.H19];[.I19];[.J19])" office:value-type="string" office:string-value="Maturity 1 &#10;[1244]" calcext:value-type="string">
            <text:p>Maturity 1 </text:p>
            <text:p>[1244]</text:p>
          </table:table-cell>
          <table:table-cell table:style-name="ce26" office:value-type="string" calcext:value-type="string">
            <text:p>Maturity 1</text:p>
          </table:table-cell>
          <table:table-cell table:style-name="ce26" office:value-type="string" calcext:value-type="string">
            <text:p>double</text:p>
          </table:table-cell>
          <table:table-cell table:style-name="ce34" table:formula="of:=[.J9]" office:value-type="float" office:value="1" calcext:value-type="float">
            <text:p>1.0</text:p>
          </table:table-cell>
          <table:table-cell table:number-columns-repeated="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20];[.D20];[.E20])" office:value-type="string" office:string-value="riskFreeRate &#10;[1224]" calcext:value-type="string">
            <text:p>riskFreeRate </text:p>
            <text:p>[1224]</text:p>
          </table:table-cell>
          <table:table-cell table:style-name="ce26" office:value-type="string" calcext:value-type="string">
            <text:p>riskFreeRate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0.05" calcext:value-type="float">
            <text:p>0.05</text:p>
          </table:table-cell>
          <table:table-cell/>
          <table:table-cell table:formula="of:=INFO.OBBA.OBBA.OBMAKE([.H20];[.I20];[.J20])" office:value-type="string" office:string-value="Strike 1 &#10;[1245]" calcext:value-type="string">
            <text:p>Strike 1 </text:p>
            <text:p>[1245]</text:p>
          </table:table-cell>
          <table:table-cell table:style-name="ce26" office:value-type="string" calcext:value-type="string">
            <text:p>Strike 1</text:p>
          </table:table-cell>
          <table:table-cell table:style-name="ce26" office:value-type="string" calcext:value-type="string">
            <text:p>double</text:p>
          </table:table-cell>
          <table:table-cell table:style-name="ce34" table:formula="of:=[.J11]" office:value-type="float" office:value="1" calcext:value-type="float">
            <text:p>1.0</text:p>
          </table:table-cell>
          <table:table-cell table:number-columns-repeated="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21];[.D21];[.E21])" office:value-type="string" office:string-value="volatility &#10;[1225]" calcext:value-type="string">
            <text:p>volatility </text:p>
            <text:p>[1225]</text:p>
          </table:table-cell>
          <table:table-cell table:style-name="ce26" office:value-type="string" calcext:value-type="string">
            <text:p>volatility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0.3" calcext:value-type="float">
            <text:p>0.3</text:p>
          </table:table-cell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4"/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26" table:formula="of:=INFO.OBBA.OBBA.OBMAKE(&quot;europeanOption 1&quot;;[.H17];[.G19:.G20])" office:value-type="string" office:string-value="europeanOption 1 &#10;[1276]" calcext:value-type="string">
            <text:p>europeanOption 1 </text:p>
            <text:p>[1276]</text:p>
          </table:table-cell>
          <table:table-cell table:style-name="ce26" table:number-columns-repeated="2"/>
          <table:table-cell table:number-columns-repeated="3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6" table:formula="of:=INFO.OBBA.OBBA.OBMAKE(&quot;model&quot;;obLibs&amp;[.C17];[.B19:.B21])" office:value-type="string" office:string-value="" calcext:value-type="error">
            <text:p>#VALUE!</text:p>
          </table:table-cell>
          <table:table-cell table:style-name="ce26" table:number-columns-repeated="3"/>
          <table:table-cell/>
          <table:table-cell table:style-name="ce30" office:value-type="string" calcext:value-type="string">
            <text:p>Result</text:p>
          </table:table-cell>
          <table:table-cell table:style-name="ce30" table:number-columns-repeated="4"/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 calcext:value-type="string">
            <text:p>className</text:p>
          </table:table-cell>
          <table:table-cell table:formula="of:=obLibs&amp;&quot;net.finmath.montecarlo.assetderivativevaluation.products.EuropeanOption&quot;" office:value-type="string" office:string-value="net.finmath.montecarlo.assetderivativevaluation.products.EuropeanOption" calcext:value-type="string">
            <text:p>net.finmath.montecarlo.assetderivativevaluation.products.EuropeanOption</text:p>
          </table:table-cell>
          <table:table-cell table:number-columns-repeated="4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4"/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BrownianMotion</text:p>
          </table:table-cell>
          <table:table-cell table:number-columns-repeated="3"/>
          <table:table-cell table:formula="of:=INFO.OBBA.OBBA.OBMAKE([.H27];[.I27];[.J27])" office:value-type="string" office:string-value="Maturity 2 &#10;[1247]" calcext:value-type="string">
            <text:p>Maturity 2 </text:p>
            <text:p>[1247]</text:p>
          </table:table-cell>
          <table:table-cell table:style-name="ce26" office:value-type="string" calcext:value-type="string">
            <text:p>Maturity 2</text:p>
          </table:table-cell>
          <table:table-cell table:style-name="ce26" office:value-type="string" calcext:value-type="string">
            <text:p>double</text:p>
          </table:table-cell>
          <table:table-cell table:style-name="ce34" table:formula="of:=[.K9]" office:value-type="float" office:value="2" calcext:value-type="float">
            <text:p>2.0</text:p>
          </table:table-cell>
          <table:table-cell table:number-columns-repeated="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/>
          <table:table-cell table:formula="of:=INFO.OBBA.OBBA.OBMAKE([.H28];[.I28];[.J28])" office:value-type="string" office:string-value="Strike 2 &#10;[1248]" calcext:value-type="string">
            <text:p>Strike 2 </text:p>
            <text:p>[1248]</text:p>
          </table:table-cell>
          <table:table-cell table:style-name="ce26" office:value-type="string" calcext:value-type="string">
            <text:p>Strike 2</text:p>
          </table:table-cell>
          <table:table-cell table:style-name="ce26" office:value-type="string" calcext:value-type="string">
            <text:p>double</text:p>
          </table:table-cell>
          <table:table-cell table:style-name="ce34" table:formula="of:=[.K11]" office:value-type="float" office:value="1" calcext:value-type="float">
            <text:p>1.0</text:p>
          </table:table-cell>
          <table:table-cell table:number-columns-repeated="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[.B14]" office:value-type="string" office:string-value="" calcext:value-type="error">
            <text:p>#VALUE!</text:p>
          </table:table-cell>
          <table:table-cell table:style-name="ce26" office:value-type="string" calcext:value-type="string">
            <text:p>time disc</text:p>
          </table:table-cell>
          <table:table-cell table:style-name="ce26" office:value-type="string" calcext:value-type="string">
            <text:p>object</text:p>
          </table:table-cell>
          <table:table-cell table:style-name="ce26"/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4"/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30];[.D30];[.E30])" office:value-type="string" office:string-value="numberOfFactors &#10;[1230]" calcext:value-type="string">
            <text:p>numberOfFactors </text:p>
            <text:p>[1230]</text:p>
          </table:table-cell>
          <table:table-cell table:style-name="ce26" office:value-type="string" calcext:value-type="string">
            <text:p>numberOfFactors</text:p>
          </table:table-cell>
          <table:table-cell table:style-name="ce26" office:value-type="string" calcext:value-type="string">
            <text:p>int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6" table:formula="of:=INFO.OBBA.OBBA.OBMAKE(&quot;europeanOption 2&quot;;[.H25];[.G27:.G28])" office:value-type="string" office:string-value="europeanOption 2 &#10;[1277]" calcext:value-type="string">
            <text:p>europeanOption 2 </text:p>
            <text:p>[1277]</text:p>
          </table:table-cell>
          <table:table-cell table:style-name="ce26" table:number-columns-repeated="2"/>
          <table:table-cell table:number-columns-repeated="3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31];[.D31];[.E31])" office:value-type="string" office:string-value="numberOfPaths &#10;[1231]" calcext:value-type="string">
            <text:p>numberOfPaths </text:p>
            <text:p>[1231]</text:p>
          </table:table-cell>
          <table:table-cell table:style-name="ce26" office:value-type="string" calcext:value-type="string">
            <text:p>numberOfPaths</text:p>
          </table:table-cell>
          <table:table-cell table:style-name="ce26" office:value-type="string" calcext:value-type="string">
            <text:p>int</text:p>
          </table:table-cell>
          <table:table-cell table:style-name="ce29" office:value-type="float" office:value="10000" calcext:value-type="float">
            <text:p>10000</text:p>
          </table:table-cell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32];[.D32];[.E32])" office:value-type="string" office:string-value="seed &#10;[1232]" calcext:value-type="string">
            <text:p>seed </text:p>
            <text:p>[1232]</text:p>
          </table:table-cell>
          <table:table-cell table:style-name="ce26" office:value-type="string" calcext:value-type="string">
            <text:p>seed</text:p>
          </table:table-cell>
          <table:table-cell table:style-name="ce26" office:value-type="string" calcext:value-type="string">
            <text:p>int</text:p>
          </table:table-cell>
          <table:table-cell table:style-name="ce29" office:value-type="float" office:value="3131" calcext:value-type="float">
            <text:p>3131</text:p>
          </table:table-cell>
          <table:table-cell/>
          <table:table-cell table:style-name="ce30" office:value-type="string" calcext:value-type="string">
            <text:p>Result</text:p>
          </table:table-cell>
          <table:table-cell table:style-name="ce30" table:number-columns-repeated="4"/>
          <table:table-cell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/>
          <table:table-cell table:style-name="ce31" table:formula="of:=&quot;Value &quot;&amp;[.G14]&amp;&quot;:&quot;" office:value-type="string" office:string-value="Value bermudanOption &#10;[1275]:" calcext:value-type="string">
            <text:p>Value bermudanOption </text:p>
            <text:p>[1275]:</text:p>
          </table:table-cell>
          <table:table-cell table:style-name="ce32" table:formula="of:=INFO.OBBA.OBBA.OBGET(INFO.OBBA.OBBA.OBCALL(&quot;&quot;;[.$G$14];&quot;getValue&quot;;[.$B$52]))" office:value-type="string" office:string-value="" calcext:value-type="error">
            <text:p>Err:504</text:p>
          </table:table-cell>
          <table:table-cell table:formula="of:=INFO.OBBA.OBBA.OBGET(INFO.OBBA.OBBA.OBCALL(&quot;&quot;;[.G14];&quot;getValues&quot;;[.B52]))" office:value-type="string" office:string-value="" calcext:value-type="error">
            <text:p>Err:504</text:p>
          </table:table-cell>
          <table:table-cell table:number-columns-repeated="3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6" table:formula="of:=INFO.OBBA.OBBA.OBMAKE(&quot;brownianMotion&quot;;obLibs&amp;[.C27];[.B29:.B32])" office:value-type="string" office:string-value="" calcext:value-type="error">
            <text:p>Err:504</text:p>
          </table:table-cell>
          <table:table-cell table:style-name="ce26" table:number-columns-repeated="3"/>
          <table:table-cell/>
          <table:table-cell table:style-name="ce31" table:formula="of:=&quot;Value &quot;&amp;[.G22]&amp;&quot;:&quot;" office:value-type="string" office:string-value="Value europeanOption 1 &#10;[1276]:" calcext:value-type="string">
            <text:p>Value europeanOption 1 </text:p>
            <text:p>[1276]:</text:p>
          </table:table-cell>
          <table:table-cell table:style-name="ce32" table:formula="of:=INFO.OBBA.OBBA.OBGET(INFO.OBBA.OBBA.OBCALL(&quot;&quot;;[.$G$22];&quot;getValue&quot;;[.$B$52]))*[.J10]" office:value-type="string" office:string-value="" calcext:value-type="error">
            <text:p>Err:504</text:p>
          </table:table-cell>
          <table:table-cell table:number-columns-repeated="4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6" table:number-columns-repeated="4"/>
          <table:table-cell/>
          <table:table-cell table:style-name="ce31" table:formula="of:=&quot;Value &quot;&amp;[.G30]&amp;&quot;:&quot;" office:value-type="string" office:string-value="Value europeanOption 2 &#10;[1277]:" calcext:value-type="string">
            <text:p>Value europeanOption 2 </text:p>
            <text:p>[1277]:</text:p>
          </table:table-cell>
          <table:table-cell table:style-name="ce32" table:formula="of:=INFO.OBBA.OBBA.OBGET(INFO.OBBA.OBBA.OBCALL(&quot;&quot;;[.$G$30];&quot;getValue&quot;;[.$B$52]))*[.K10]" office:value-type="string" office:string-value="" calcext:value-type="error">
            <text:p>Err:504</text:p>
          </table:table-cell>
          <table:table-cell table:number-columns-repeated="4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process.ProcessEulerScheme</text:p>
          </table:table-cell>
          <table:table-cell table:number-columns-repeated="3"/>
          <table:table-cell>
            <draw:frame table:end-cell-address="MonteCarloBlackScholes.K60" table:end-x="27.28mm" table:end-y="1.27mm" draw:z-index="0" draw:name="Chart 1" draw:style-name="gr1" draw:text-style-name="P1" svg:width="139.02mm" svg:height="88.31mm" svg:x="1.24mm" svg:y="2.21mm">
              <loext:p draw:notify-on-update-of-ranges="MonteCarloBlackScholes.M8:MonteCarloBlackScholes.M257 MonteCarloBlackScholes.N6:MonteCarloBlackScholes.N6 MonteCarloBlackScholes.N8:MonteCarloBlackScholes.N257 MonteCarloBlackScholes.M8:MonteCarloBlackScholes.M257 MonteCarloBlackScholes.O6:MonteCarloBlackScholes.O6 MonteCarloBlackScholes.O8:MonteCarloBlackScholes.O25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formula="of:=[.B35]" office:value-type="string" office:string-value="" calcext:value-type="error">
            <text:p>Err:504</text:p>
          </table:table-cell>
          <table:table-cell table:style-name="ce26" office:value-type="string" calcext:value-type="string">
            <text:p>brownianMotion</text:p>
          </table:table-cell>
          <table:table-cell table:style-name="ce26" office:value-type="string" calcext:value-type="string">
            <text:p>object</text:p>
          </table:table-cell>
          <table:table-cell table:style-name="ce26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6" table:formula="of:=INFO.OBBA.OBBA.OBSYNC(INFO.OBBA.OBBA.OBMAKE(&quot;eulerScheme&quot;;obLibs&amp;[.C38];[.B40:.B40]);[.B24])" office:value-type="string" office:string-value="" calcext:value-type="error">
            <text:p>Err:504</text:p>
          </table:table-cell>
          <table:table-cell table:style-name="ce26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6" table:number-columns-repeated="4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AssetModel</text:p>
          </table:table-cell>
          <table:table-cell table:number-columns-repeated="9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formula="of:=[.B24]" office:value-type="string" office:string-value="" calcext:value-type="error">
            <text:p>#VALUE!</text:p>
          </table:table-cell>
          <table:table-cell table:style-name="ce26"/>
          <table:table-cell table:style-name="ce26" office:value-type="string" calcext:value-type="string">
            <text:p>object</text:p>
          </table:table-cell>
          <table:table-cell table:style-name="ce26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formula="of:=[.B43]" office:value-type="string" office:string-value="" calcext:value-type="error">
            <text:p>Err:504</text:p>
          </table:table-cell>
          <table:table-cell table:style-name="ce26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6" table:formula="of:=INFO.OBBA.OBBA.OBMAKE(&quot;simulation&quot;;obLibs&amp;[.C46];[.B48:.B49])" office:value-type="string" office:string-value="" calcext:value-type="error">
            <text:p>Err:504</text:p>
          </table:table-cell>
          <table:table-cell table:style-name="ce26" table:number-columns-repeated="3"/>
          <table:table-cell table:number-columns-repeated="7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style-name="ce38" office:value-type="string" office:string-value="" calcext:value-type="error">
            <text:p>Err:50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 table:number-rows-repeated="42">
          <table:table-cell table:number-columns-repeated="248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 table:number-rows-repeated="10482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€ </number:text>
      <number:number number:decimal-places="0" loext:min-decimal-places="0" number:min-integer-digits="1" number:grouping="true"/>
    </number:number-style>
    <number:number-style style:name="N140">
      <number:text>-€ 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text>€ 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3P0" style:volatile="true">
      <number:text>€ </number:text>
      <number:number number:decimal-places="2" loext:min-decimal-places="2" number:min-integer-digits="1" number:grouping="true"/>
    </number:number-style>
    <number:number-style style:name="N143">
      <number:text>-€ 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text>€ </number:text>
      <number:number number:decimal-places="2" loext:min-decimal-places="2" number:min-integer-digits="1" number:grouping="true"/>
    </number:number-style>
    <number:number-style style:name="N14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8P2" style:volatile="true">
      <number:text> €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4P2" style:volatile="true">
      <number:text> € 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">
      <number:number number:decimal-places="3" loext:min-decimal-places="3" number:min-integer-digits="1"/>
    </number:number-style>
    <number:number-style style:name="N160">
      <number:number number:decimal-places="1" loext:min-decimal-places="1" number:min-integer-digits="1"/>
    </number:number-style>
    <number:number-style style:name="N162P0" style:volatile="true">
      <number:text>WAHR</number:text>
    </number:number-style>
    <number:number-style style:name="N162P1" style:volatile="true">
      <number:text>WAHR</number:text>
    </number:number-style>
    <number:number-style style:name="N162">
      <number:text>FALSCH</number:text>
      <style:map style:condition="value()&gt;0" style:apply-style-name="N162P0"/>
      <style:map style:condition="value()&lt;0" style:apply-style-name="N162P1"/>
    </number:number-style>
    <number:percentage-style style:name="N163">
      <number:number number:decimal-places="3" loext:min-decimal-places="3" number:min-integer-digits="1"/>
      <number:text>%</number:text>
    </number:percentage-style>
    <number:number-style style:name="N164">
      <number:number number:decimal-places="4" loext:min-decimal-places="4" number:min-integer-digits="1"/>
    </number:number-style>
    <number:number-style style:name="N166P0" style:volatile="true">
      <number:number number:decimal-places="0" loext:min-decimal-places="0" number:min-integer-digits="1" number:grouping="true"/>
      <number:text> €</number:text>
    </number:number-style>
    <number:number-style style:name="N16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7P0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9P0"/>
    </number:number-style>
    <number:number-style style:name="N170P0" style:volatile="true">
      <number:number number:decimal-places="2" loext:min-decimal-places="2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0P0"/>
    </number:number-style>
    <number:number-style style:name="N174P0" style:volatile="true">
      <number:number number:decimal-places="0" loext:min-decimal-places="0" number:min-integer-digits="1" number:grouping="true"/>
      <number:text>   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4P2" style:volatile="true">
      <number:text> -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loext:min-decimal-places="0" number:min-integer-digits="1" number:grouping="true"/>
      <number:text> €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8P2" style:volatile="true">
      <number:text> - €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loext:min-decimal-places="2" number:min-integer-digits="1" number:grouping="true"/>
      <number:text>    </number:text>
    </number:number-style>
    <number:number-style style:name="N18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2P2" style:volatile="true">
      <number:text> -</number:text>
      <number:number number:decimal-places="0" loext:min-decimal-places="0" number:min-integer-digits="0"/>
      <number:text>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loext:min-decimal-places="2" number:min-integer-digits="1" number:grouping="true"/>
      <number:text> € </number:text>
    </number:number-style>
    <number:number-style style:name="N18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6P2" style:volatile="true">
      <number:text> -</number:text>
      <number:number number:decimal-places="0" loext:min-decimal-places="0" number:min-integer-digits="0"/>
      <number:text> €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5" loext:min-decimal-places="5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5" loext:min-decimal-places="5" number:min-integer-digits="1"/>
      <number:text>%</number:text>
    </number:percentage-style>
    <number:number-style style:name="N190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91">
      <number:number number:decimal-places="4" loext:min-decimal-places="4" number:min-integer-digits="1"/>
      <number:text>%</number:text>
    </number:percentage-style>
    <number:currency-style style:name="N19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9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93P0"/>
    </number:currency-style>
    <number:number-style style:name="N195P0" style:volatile="true">
      <number:number number:decimal-places="0" loext:min-decimal-places="0" number:min-integer-digits="1" number:grouping="true"/>
      <number:text> DM</number:text>
    </number:number-style>
    <number:number-style style:name="N19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5P0"/>
    </number:number-style>
    <number:number-style style:name="N196P0" style:volatile="true">
      <number:number number:decimal-places="0" loext:min-decimal-places="0" number:min-integer-digits="1" number:grouping="true"/>
      <number:text> DM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6P0"/>
    </number:number-style>
    <number:number-style style:name="N198P0" style:volatile="true">
      <number:number number:decimal-places="2" loext:min-decimal-places="2" number:min-integer-digits="1" number:grouping="true"/>
      <number:text> DM</number:text>
    </number:number-style>
    <number:number-style style:name="N19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DM</number:text>
    </number:number-style>
    <number:number-style style:name="N19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9P0"/>
    </number:number-style>
    <number:number-style style:name="N203P0" style:volatile="true">
      <number:number number:decimal-places="0" loext:min-decimal-places="0" number:min-integer-digits="1" number:grouping="true"/>
      <number:text> DM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03P2" style:volatile="true">
      <number:text> - DM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0" loext:min-decimal-places="0" number:min-integer-digits="1" number:grouping="true"/>
      <number:text>      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07P2" style:volatile="true">
      <number:text> -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loext:min-decimal-places="2" number:min-integer-digits="1" number:grouping="true"/>
      <number:text> DM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1P2" style:volatile="true">
      <number:text> -</number:text>
      <number:number number:decimal-places="0" loext:min-decimal-places="0" number:min-integer-digits="0"/>
      <number:text> DM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loext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15P2" style:volatile="true">
      <number:text> -</number:text>
      <number:number number:decimal-places="0" loext:min-decimal-places="0" number:min-integer-digits="0"/>
      <number:text>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9" loext:min-decimal-places="9" number:min-integer-digits="1"/>
    </number:number-style>
    <number:number-style style:name="N217">
      <number:number number:decimal-places="8" loext:min-decimal-places="8" number:min-integer-digits="1"/>
    </number:number-style>
    <number:number-style style:name="N218">
      <number:number number:decimal-places="7" loext:min-decimal-places="7" number:min-integer-digits="1"/>
    </number:number-style>
    <number:number-style style:name="N219">
      <number:number number:decimal-places="6" loext:min-decimal-places="6" number:min-integer-digits="1"/>
    </number:number-style>
    <number:percentage-style style:name="N220">
      <number:number number:decimal-places="15" loext:min-decimal-places="15" number:min-integer-digits="1"/>
      <number:text>%</number:text>
    </number:percentage-style>
    <number:number-style style:name="N224P0" style:volatile="true">
      <number:number number:decimal-places="2" loext:min-decimal-places="2" number:min-integer-digits="1" number:grouping="true"/>
      <number:text>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4P2" style:volatile="true">
      <number:text> -</number:text>
      <number:number number:decimal-places="0" loext:min-decimal-places="0" number:min-integer-digits="0"/>
      <number:text>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text>$</number:text>
      <number:number number:decimal-places="2" loext:min-decimal-places="2" number:min-integer-digits="1" number:grouping="true"/>
    </number:number-style>
    <number:number-style style:name="N226">
      <number:number number:decimal-places="2" loext:min-decimal-places="2" number:min-integer-digits="1"/>
      <number:text> </number:text>
    </number:number-style>
    <number:number-style style:name="N228P0" style:volatile="true">
      <number:number number:decimal-places="1" loext:min-decimal-places="1" number:min-integer-digits="1" number:grouping="true"/>
    </number:number-style>
    <number:number-style style:name="N228">
      <number:number number:decimal-places="1" loext:min-decimal-places="1" number:min-integer-digits="1" number:grouping="true"/>
      <style:map style:condition="value()&gt;=0" style:apply-style-name="N228P0"/>
    </number:number-style>
    <number:number-style style:name="N230P0" style:volatile="true">
      <number:text>+</number:text>
      <number:number number:decimal-places="2" loext:min-decimal-places="2" number:min-integer-digits="1" number:grouping="true"/>
    </number:number-style>
    <number:number-style style:name="N230">
      <number:text>-</number:text>
      <number:number number:decimal-places="2" loext:min-decimal-places="2" number:min-integer-digits="1" number:grouping="true"/>
      <style:map style:condition="value()&gt;=0" style:apply-style-name="N230P0"/>
    </number:number-style>
    <number:date-style style:name="N232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32">
      <number:text-content/>
      <style:map style:condition="value()&gt;=0" style:apply-style-name="N232P0"/>
    </number:text-style>
    <number:percentage-style style:name="N233">
      <number:number number:decimal-places="9" loext:min-decimal-places="9" number:min-integer-digits="1"/>
      <number:text>%</number:text>
    </number:percentage-style>
    <number:number-style style:name="N234">
      <number:number number:decimal-places="4" loext:min-decimal-places="4" number:min-integer-digits="1" number:grouping="true"/>
    </number:number-style>
    <number:date-style style:name="N23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6P0" style:volatile="true">
      <number:number number:decimal-places="0" loext:min-decimal-places="0" number:min-integer-digits="1" number:grouping="true"/>
      <number:text> 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6P0"/>
    </number:number-style>
    <number:text-style style:name="N237">
      <number:text-content/>
      <number:text> ($)</number:text>
    </number:text-style>
    <number:text-style style:name="N238">
      <number:text-content/>
      <number:text> (%)</number:text>
    </number:text-style>
    <number:text-style style:name="N239">
      <number:text-content/>
      <number:text> (£)</number:text>
    </number:text-style>
    <number:text-style style:name="N240">
      <number:text-content/>
      <number:text> (¥)</number:text>
    </number:text-style>
    <number:text-style style:name="N241">
      <number:text-content/>
      <number:text> (€)</number:text>
    </number:text-style>
    <number:text-style style:name="N242">
      <number:text-content/>
      <number:text> (x)</number:text>
    </number:text-style>
    <number:number-style style:name="N245P0" style:volatile="true">
      <number:number number:decimal-places="1" loext:min-decimal-places="1" number:min-integer-digits="1"/>
      <number:text> %</number:text>
    </number:number-style>
    <number:number-style style:name="N245P1" style:volatile="true">
      <number:text>(</number:text>
      <number:number number:decimal-places="1" loext:min-decimal-places="1" number:min-integer-digits="1"/>
      <number:text>)%</number:text>
    </number:number-style>
    <number:number-style style:name="N245P2" style:volatile="true">
      <number:number number:decimal-places="1" loext:min-decimal-places="1" number:min-integer-digits="1"/>
      <number:text> %</number:text>
    </number:number-style>
    <number:text-style style:name="N245">
      <number:text-content/>
      <number:text>   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3P2" style:volatile="true">
      <number:number number:decimal-places="1" loext:min-decimal-places="1" number:min-integer-digits="1"/>
      <number:text>  </number:text>
    </number:number-style>
    <number:text-style style:name="N253">
      <number:text-content/>
      <number:text>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1" loext:min-decimal-places="1" number:min-integer-digits="1" number:grouping="true"/>
      <number:text>    </number:text>
    </number:number-style>
    <number:number-style style:name="N255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5P2" style:volatile="true">
      <number:number number:decimal-places="1" loext:min-decimal-places="1" number:min-integer-digits="1"/>
      <number:text>    </number:text>
    </number:number-style>
    <number:text-style style:name="N255">
      <number:text-content/>
      <number:text>   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number number:decimal-places="1" loext:min-decimal-places="1" number:min-integer-digits="1" number:grouping="true"/>
      <number:text>      </number:text>
    </number:number-style>
    <number:number-style style:name="N259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9P2" style:volatile="true">
      <number:number number:decimal-places="1" loext:min-decimal-places="1" number:min-integer-digits="1"/>
      <number:text>      </number:text>
    </number:number-style>
    <number:text-style style:name="N259">
      <number:text-content/>
      <number:text>     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number number:decimal-places="1" loext:min-decimal-places="1" number:min-integer-digits="1" number:grouping="true"/>
      <number:text>        </number:text>
    </number:number-style>
    <number:number-style style:name="N263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3P2" style:volatile="true">
      <number:number number:decimal-places="1" loext:min-decimal-places="1" number:min-integer-digits="1"/>
      <number:text>        </number:text>
    </number:number-style>
    <number:text-style style:name="N263">
      <number:text-content/>
      <number:text>       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number number:decimal-places="2" loext:min-decimal-places="2" number:min-integer-digits="1" number:grouping="true"/>
      <number:text>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7P2" style:volatile="true">
      <number:number number:decimal-places="2" loext:min-decimal-places="2" number:min-integer-digits="1"/>
      <number:text>  </number:text>
    </number:number-style>
    <number:text-style style:name="N267">
      <number:text-content/>
      <number:text>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number:number number:decimal-places="2" loext:min-decimal-places="2" number:min-integer-digits="1" number:grouping="true"/>
      <number:text>    </number:text>
    </number:number-style>
    <number:number-style style:name="N270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70P2" style:volatile="true">
      <number:number number:decimal-places="0" loext:min-decimal-places="0" number:min-integer-digits="1"/>
      <number:text>    </number:text>
    </number:number-style>
    <number:text-style style:name="N270">
      <number:text-content/>
      <number:text>   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number number:decimal-places="2" loext:min-decimal-places="2" number:min-integer-digits="1" number:grouping="true"/>
      <number:text>      </number:text>
    </number:number-style>
    <number:number-style style:name="N274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4P2" style:volatile="true">
      <number:number number:decimal-places="2" loext:min-decimal-places="2" number:min-integer-digits="1"/>
      <number:text>      </number:text>
    </number:number-style>
    <number:text-style style:name="N274">
      <number:text-content/>
      <number:text>     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2" loext:min-decimal-places="2" number:min-integer-digits="1" number:grouping="true"/>
      <number:text>        </number:text>
    </number:number-style>
    <number:number-style style:name="N278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8P2" style:volatile="true">
      <number:number number:decimal-places="2" loext:min-decimal-places="2" number:min-integer-digits="1"/>
      <number:text>        </number:text>
    </number:number-style>
    <number:text-style style:name="N278">
      <number:text-content/>
      <number:text>    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82P2" style:volatile="true">
      <number:number number:decimal-places="0" loext:min-decimal-places="0" number:min-integer-digits="1"/>
      <number:text>  </number:text>
    </number:number-style>
    <number:text-style style:name="N282">
      <number:text-content/>
      <number:text>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number number:decimal-places="0" loext:min-decimal-places="0" number:min-integer-digits="1" number:grouping="true"/>
      <number:text>    </number:text>
    </number:number-style>
    <number:number-style style:name="N284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4P2" style:volatile="true">
      <number:number number:decimal-places="0" loext:min-decimal-places="0" number:min-integer-digits="1"/>
      <number:text>    </number:text>
    </number:number-style>
    <number:text-style style:name="N284">
      <number:text-content/>
      <number:text>   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0" loext:min-decimal-places="0" number:min-integer-digits="1" number:grouping="true"/>
      <number:text>      </number:text>
    </number:number-style>
    <number:number-style style:name="N288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8P2" style:volatile="true">
      <number:number number:decimal-places="0" loext:min-decimal-places="0" number:min-integer-digits="1"/>
      <number:text>      </number:text>
    </number:number-style>
    <number:text-style style:name="N288">
      <number:text-content/>
      <number:text>     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2P0" style:volatile="true">
      <number:number number:decimal-places="0" loext:min-decimal-places="0" number:min-integer-digits="1" number:grouping="true"/>
      <number:text>        </number:text>
    </number:number-style>
    <number:number-style style:name="N292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92P2" style:volatile="true">
      <number:number number:decimal-places="0" loext:min-decimal-places="0" number:min-integer-digits="1"/>
      <number:text>        </number:text>
    </number:number-style>
    <number:text-style style:name="N292">
      <number:text-content/>
      <number:text>       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1" loext:min-decimal-places="1" number:min-integer-digits="1" number:grouping="true"/>
      <number:text> </number:text>
    </number:number-style>
    <number:number-style style:name="N29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4P0"/>
    </number:number-style>
    <number:number-style style:name="N296P0" style:volatile="true">
      <number:number number:decimal-places="1" loext:min-decimal-places="1" number:min-integer-digits="1" number:grouping="true"/>
      <number:text> </number:text>
    </number:number-style>
    <number:number-style style:name="N296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6P2" style:volatile="true">
      <number:number number:decimal-places="1" loext:min-decimal-places="1" number:min-integer-digits="1" number:grouping="true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8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00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00P0"/>
    </number:number-style>
    <number:number-style style:name="N30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$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2" loext:min-decimal-places="2" number:min-integer-digits="1" number:grouping="true"/>
      <number:text> </number:text>
    </number:number-style>
    <number:number-style style:name="N30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5P2" style:volatile="true">
      <number:number number:decimal-places="2" loext:min-decimal-places="2" number:min-integer-digits="1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9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9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9P2" style:volatile="true">
      <number:text>€ </number:text>
      <number:number number:decimal-places="2" loext:min-decimal-places="2" number:min-integer-digits="1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x</number:text>
    </number:number-style>
    <number:number-style style:name="N311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11P0"/>
    </number:number-style>
    <number:number-style style:name="N315P0" style:volatile="true">
      <number:number number:decimal-places="0" loext:min-decimal-places="0" number:min-integer-digits="1" number:grouping="true"/>
      <number:text> x</number:text>
    </number:number-style>
    <number:number-style style:name="N315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5P2" style:volatile="true">
      <number:number number:decimal-places="0" loext:min-decimal-places="0" number:min-integer-digits="1"/>
      <number:text> x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number number:decimal-places="1" loext:min-decimal-places="1" number:min-integer-digits="1" number:grouping="true"/>
      <number:text>   </number:text>
    </number:number-style>
    <number:number-style style:name="N317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7P0"/>
    </number:number-style>
    <number:number-style style:name="N320P0" style:volatile="true">
      <number:number number:decimal-places="0" loext:min-decimal-places="0" number:min-integer-digits="1" number:grouping="true"/>
      <number:text>   </number:text>
    </number:number-style>
    <number:number-style style:name="N32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20P2" style:volatile="true">
      <number:number number:decimal-places="0" loext:min-decimal-places="0" number:min-integer-digits="1"/>
      <number:text>   </number:text>
    </number:number-style>
    <number:text-style style:name="N320">
      <number:text-content/>
      <number:text>  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1P0" style:volatile="true">
      <number:number number:decimal-places="1" loext:min-decimal-places="1" number:min-integer-digits="1"/>
      <number:text> %</number:text>
    </number:number-style>
    <number:number-style style:name="N321">
      <number:text>(</number:text>
      <number:number number:decimal-places="1" loext:min-decimal-places="1" number:min-integer-digits="1"/>
      <number:text>)%</number:text>
      <style:map style:condition="value()&gt;=0" style:apply-style-name="N321P0"/>
    </number:number-style>
    <number:number-style style:name="N322P0" style:volatile="true">
      <number:number number:decimal-places="1" loext:min-decimal-places="1" number:min-integer-digits="1" number:grouping="true"/>
      <number:text>    </number:text>
    </number:number-style>
    <number:number-style style:name="N32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22P0"/>
    </number:number-style>
    <number:number-style style:name="N3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4">
      <number:text>-</number:text>
      <style:map style:condition="value()&gt;0" style:apply-style-name="N324P0"/>
      <style:map style:condition="value()&lt;0" style:apply-style-name="N324P1"/>
    </number:number-style>
    <number:date-style style:name="N325">
      <number:month number:style="long"/>
      <number:text>.</number:text>
      <number:day number:style="long"/>
      <number:text>.</number:text>
      <number:year number:style="long"/>
    </number:date-style>
    <number:number-style style:name="N329P0" style:volatile="true">
      <number:number number:decimal-places="0" loext:min-decimal-places="0" number:min-integer-digits="1" number:grouping="true"/>
      <number:text> F </number:text>
    </number:number-style>
    <number:number-style style:name="N32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9P2" style:volatile="true">
      <number:text> - F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3P0" style:volatile="true">
      <number:number number:decimal-places="2" loext:min-decimal-places="2" number:min-integer-digits="1" number:grouping="true"/>
      <number:text> F </number:text>
    </number:number-style>
    <number:number-style style:name="N33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3P2" style:volatile="true">
      <number:text> -</number:text>
      <number:number number:decimal-places="0" loext:min-decimal-places="0" number:min-integer-digits="0"/>
      <number:text> F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0" loext:min-decimal-places="0" number:min-integer-digits="1" number:grouping="true"/>
      <number:text> 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7P2" style:volatile="true">
      <number:text> - 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9P2" style:volatile="true">
      <number:text>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number number:decimal-places="2" loext:min-decimal-places="2" number:min-integer-digits="1" number:grouping="true"/>
      <number:text> </number:text>
    </number:number-style>
    <number:number-style style:name="N3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1P2" style:volatile="true">
      <number:text>-</number:text>
      <number:number number:decimal-places="0" loext:min-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loext:min-decimal-places="2" number:min-integer-digits="1" number:grouping="true"/>
      <number:text> € </number:text>
    </number:number-style>
    <number:number-style style:name="N3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43P2" style:volatile="true">
      <number:text>-</number:text>
      <number:number number:decimal-places="0" loext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2" loext:min-decimal-places="2" number:min-integer-digits="1" number:grouping="true"/>
      <number:text>    </number:text>
    </number:number-style>
    <number:number-style style:name="N34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45P2" style:volatile="true">
      <number:text>-</number:text>
      <number:number number:decimal-places="0" loext:min-decimal-places="0" number:min-integer-digits="0"/>
      <number:text>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2" loext:min-decimal-places="2" number:min-integer-digits="1" number:grouping="true"/>
      <number:text>   </number:text>
    </number:number-style>
    <number:number-style style:name="N3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347P2" style:volatile="true">
      <number:text>-</number:text>
      <number:number number:decimal-places="0" loext:min-decimal-places="0" number:min-integer-digits="0"/>
      <number:text>  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0" loext:min-decimal-places="0" number:min-integer-digits="1" number:grouping="true"/>
      <number:text>    </number:text>
    </number:number-style>
    <number:number-style style:name="N3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49P2" style:volatile="true">
      <number:text>-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loext:min-decimal-places="0" number:min-integer-digits="1" number:grouping="true"/>
      <number:text> F </number:text>
    </number:number-style>
    <number:number-style style:name="N35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51P2" style:volatile="true">
      <number:text>- F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2" loext:min-decimal-places="2" number:min-integer-digits="1" number:grouping="true"/>
      <number:text> F </number:text>
    </number:number-style>
    <number:number-style style:name="N3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53P2" style:volatile="true">
      <number:text>-</number:text>
      <number:number number:decimal-places="0" loext:min-decimal-places="0" number:min-integer-digits="0"/>
      <number:text> F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0" loext:min-decimal-places="0" number:min-integer-digits="1" number:grouping="true"/>
      <number:text>  </number:text>
    </number:number-style>
    <number:number-style style:name="N35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55P2" style:volatile="true">
      <number:text>- 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loext:min-decimal-places="2" number:min-integer-digits="1" number:grouping="true"/>
      <number:text> DM </number:text>
    </number:number-style>
    <number:number-style style:name="N35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57P2" style:volatile="true">
      <number:text>-</number:text>
      <number:number number:decimal-places="0" loext:min-decimal-places="0" number:min-integer-digits="0"/>
      <number:text> DM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11" loext:min-decimal-places="11" number:min-integer-digits="1"/>
    </number:number-style>
    <number:percentage-style style:name="N359">
      <number:number number:decimal-places="6" loext:min-decimal-places="6" number:min-integer-digits="1"/>
      <number:text>%</number:text>
    </number:percentage-style>
    <number:number-style style:name="N361P0" style:volatile="true">
      <number:number number:decimal-places="0" loext:min-decimal-places="0" number:min-integer-digits="1" number:grouping="true"/>
      <number:text> € </number:text>
    </number:number-style>
    <number:number-style style:name="N3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61P2" style:volatile="true">
      <number:text>- €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number:number number:decimal-places="0" loext:min-decimal-places="0" number:min-integer-digits="1" number:grouping="true"/>
      <number:text> </number:text>
    </number:number-style>
    <number:number-style style:name="N36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£</number:text>
      <number:number number:decimal-places="0" loext:min-decimal-places="0" number:min-integer-digits="1" number:grouping="true"/>
    </number:number-style>
    <number:number-style style:name="N366">
      <number:text>-£</number:text>
      <number:number number:decimal-places="0" loext:min-decimal-places="0" number:min-integer-digits="1" number:grouping="true"/>
      <style:map style:condition="value()&gt;=0" style:apply-style-name="N366P0"/>
    </number:number-style>
    <number:number-style style:name="N367P0" style:volatile="true">
      <number:text>£</number:text>
      <number:number number:decimal-places="0" loext:min-decimal-places="0" number:min-integer-digits="1" number:grouping="true"/>
    </number:number-style>
    <number:number-style style:name="N3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67P0"/>
    </number:number-style>
    <number:number-style style:name="N369P0" style:volatile="true">
      <number:text>£</number:text>
      <number:number number:decimal-places="2" loext:min-decimal-places="2" number:min-integer-digits="1" number:grouping="true"/>
    </number:number-style>
    <number:number-style style:name="N369">
      <number:text>-£</number:text>
      <number:number number:decimal-places="2" loext:min-decimal-places="2" number:min-integer-digits="1" number:grouping="true"/>
      <style:map style:condition="value()&gt;=0" style:apply-style-name="N369P0"/>
    </number:number-style>
    <number:number-style style:name="N370P0" style:volatile="true">
      <number:text>£</number:text>
      <number:number number:decimal-places="2" loext:min-decimal-places="2" number:min-integer-digits="1" number:grouping="true"/>
    </number:number-style>
    <number:number-style style:name="N37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70P0"/>
    </number:number-style>
    <number:number-style style:name="N374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74P2" style:volatile="true">
      <number:text> £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78P2" style:volatile="true">
      <number:text> £-</number:text>
      <number:number number:decimal-places="0" loext:min-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81P0" style:volatile="true">
      <number:number number:decimal-places="0" loext:min-decimal-places="0" number:min-integer-digits="1" number:grouping="true"/>
      <number:text>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81P2" style:volatile="true">
      <number:text>-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5P0" style:volatile="true">
      <number:number number:decimal-places="2" loext:min-decimal-places="2" number:min-integer-digits="1" number:grouping="true"/>
      <number:text>€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85P2" style:volatile="true">
      <number:text>-</number:text>
      <number:number number:decimal-places="0" loext:min-decimal-places="0" number:min-integer-digits="0"/>
      <number:text>€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9P0" style:volatile="true">
      <number:number number:decimal-places="0" loext:min-decimal-places="0" number:min-integer-digits="1" number:grouping="true"/>
      <number:text>€ </number:text>
    </number:number-style>
    <number:number-style style:name="N389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89P2" style:volatile="true">
      <number:text>-€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gt;=0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gt;=0" style:apply-style-name="N20145P0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1:11:40.677479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6T11:24:38.211586000</dc:date>
    <meta:generator>LibreOffice/5.0.6.3$MacOSX_X86_64 LibreOffice_project/490fc03b25318460cfc54456516ea2519c11d1aa</meta:generator>
    <meta:editing-duration>PT11H52M19S</meta:editing-duration>
    <meta:editing-cycles>36</meta:editing-cycles>
    <meta:document-statistic meta:table-count="2" meta:cell-count="9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9">
      <number:number number:decimal-places="3" loext:min-decimal-places="3"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style:rotation-angle="0"/>
      <style:text-properties fo:color="#000000" fo:font-family="Arial" style:font-style-name="Regular" fo:font-size="10pt" style:font-size-asian="8pt" style:font-family-complex="Arial" style:font-size-complex="8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treat-empty-cells="ignore"/>
    </style:style>
    <style:style style:name="ch5" style:family="chart" style:data-style-name="N159">
      <style:chart-properties chart:display-label="true" chart:logarithmic="false" chart:minimum="0.3" chart:maximum="1.7" chart:origin="0" chart:reverse-direction="false" text:line-break="false" chart:link-data-style-to-source="true" chart:axis-position="0" chart:axis-label-position="outside-start" chart:tick-mark-position="at-axis"/>
      <style:text-properties fo:color="#000000" fo:font-family="Arial" style:font-style-name="Regular" fo:font-size="8pt" style:font-size-asian="8pt" style:font-family-complex="Arial" style:font-size-complex="8pt"/>
    </style:style>
    <style:style style:name="ch6" style:family="chart" style:data-style-name="N159">
      <style:chart-properties chart:display-label="true" chart:logarithmic="false" chart:maximum="1.5" chart:origin="0" chart:reverse-direction="false" text:line-break="false" chart:link-data-style-to-source="true" chart:axis-position="0" chart:axis-label-position="outside-start" chart:tick-mark-position="at-axis"/>
      <style:text-properties fo:color="#000000" fo:font-family="Arial" style:font-style-name="Regular" fo:font-size="8pt" style:font-size-asian="8pt" style:font-family-complex="Arial" style:font-size-complex="8pt"/>
    </style:style>
    <style:style style:name="ch7" style:family="chart" style:data-style-name="N159">
      <style:chart-properties chart:symbol-type="named-symbol" chart:symbol-name="circle" chart:symbol-width="0.05cm" chart:symbol-height="0.05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 style:data-style-name="N159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ff420e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903cm" svg:height="8.832cm" xlink:href=".." xlink:type="simple" chart:class="chart:scatter" chart:style-name="ch1">
        <chart:title svg:x="2.424cm" svg:y="0.337cm" chart:style-name="ch2">
          <text:p>Underlying S(T1) versus Realized Payoff Values V(T2) and V(T1) </text:p>
        </chart:title>
        <chart:legend svg:x="0cm" svg:y="7.537cm" style:legend-expansion="custom" chartooo:width="13.902cm" chartooo:height="1.294cm" style:legend-expansion-aspect-ratio="10.7434312210201" chart:style-name="ch3"/>
        <chart:plot-area chart:style-name="ch4" table:cell-range-address="MonteCarloBlackScholes.M8:MonteCarloBlackScholes.O257 MonteCarloBlackScholes.N6:MonteCarloBlackScholes.O6" chart:data-source-has-labels="row" svg:x="0.698cm" svg:y="1.523cm" svg:width="12.952cm" svg:height="5.859cm">
          <chartooo:coordinate-region svg:x="1.734cm" svg:y="1.685cm" svg:width="11.568cm" svg:height="5.124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MonteCarloBlackScholes.N8:MonteCarloBlackScholes.N257" chart:label-cell-address="MonteCarloBlackScholes.N6:MonteCarloBlackScholes.N6" chart:class="chart:scatter">
            <chart:domain table:cell-range-address="MonteCarloBlackScholes.M8:MonteCarloBlackScholes.M257"/>
            <chart:data-point chart:repeated="250"/>
          </chart:series>
          <chart:series chart:style-name="ch8" chart:values-cell-range-address="MonteCarloBlackScholes.O8:MonteCarloBlackScholes.O257" chart:label-cell-address="MonteCarloBlackScholes.O6:MonteCarloBlackScholes.O6" chart:class="chart:scatter">
            <chart:regression-curve chart:style-name="ch9"/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Err:504</text:p>
                <draw:g>
                  <svg:desc>MonteCarloBlackScholes.N6:MonteCarloBlackScholes.N6</svg:desc>
                </draw:g>
              </table:table-cell>
              <table:table-cell office:value-type="string">
                <text:p>Err:504</text:p>
                <draw:g>
                  <svg:desc>MonteCarloBlackScholes.O6:MonteCarloBlackScholes.O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teCarloBlackScholes.M8:MonteCarloBlackScholes.M257</svg:desc>
                </draw:g>
              </table:table-cell>
              <table:table-cell office:value-type="float" office:value="NaN">
                <text:p>NaN</text:p>
                <draw:g>
                  <svg:desc>MonteCarloBlackScholes.N8:MonteCarloBlackScholes.N257</svg:desc>
                </draw:g>
              </table:table-cell>
              <table:table-cell office:value-type="float" office:value="NaN">
                <text:p>NaN</text:p>
                <draw:g>
                  <svg:desc>MonteCarloBlackScholes.O8:MonteCarloBlackScholes.O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